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0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Vergadering met bedrijfsprom + schoolprom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2:44:56.230522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16T12:45:37.599758113</dc:date>
    <meta:editing-duration>PT1H54M22S</meta:editing-duration>
    <meta:editing-cycles>62</meta:editing-cycles>
    <meta:generator>LibreOffice/5.3.3.2$Linux_X86_64 LibreOffice_project/30m0$Build-2</meta:generator>
    <meta:document-statistic meta:table-count="1" meta:cell-count="179" meta:object-count="0"/>
  </office:meta>
</office:document-meta>
</file>